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SOLIS GRANADOS, JOSE ELME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IX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SOLIS GRANADOS, VICTOR WIL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SOLIS GRANADOS, JOSE ELM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2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72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2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30406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7:54:3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